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34cm"/>
    </style:style>
    <style:style style:name="co2" style:family="table-column">
      <style:table-column-properties fo:break-before="auto" style:column-width="3.3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text-style style:name="N100">
      <number:text-content/>
    </number:text-style>
    <style:style style:name="ce1" style:family="table-cell" style:parent-style-name="Default" style:data-style-name="N100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8" style:family="table-cell" style:parent-style-name="Default" style:data-style-name="N0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/>
    <style:style style:name="ce7" style:family="table-cell" style:parent-style-name="Default" style:data-style-name="N30"/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2" table:default-cell-style-name="ce9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ISBN13</text:p>
          </table:table-cell>
          <table:table-cell table:style-name="ce8" office:value-type="string" calcext:value-type="string">
            <text:p>GenreID</text:p>
          </table:table-cell>
          <table:table-cell table:number-columns-repeated="3"/>
        </table:table-row>
        <table:table-row table:style-name="ro1">
          <table:table-cell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80099537090" calcext:value-type="float">
            <text:p>978009953709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780099537090" calcext:value-type="float">
            <text:p>978009953709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789175035505" calcext:value-type="float">
            <text:p>978917503550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float" office:value="9789175035505" calcext:value-type="float">
            <text:p>9789175035505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float" office:value="9789127179554" calcext:value-type="float">
            <text:p>978912717955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float" office:value="9789113122151" calcext:value-type="float">
            <text:p>978911312215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float" office:value="9789100167127" calcext:value-type="float">
            <text:p>978910016712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float" office:value="9789100167127" calcext:value-type="float">
            <text:p>9789100167127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float" office:value="9789137158686" calcext:value-type="float">
            <text:p>9789137158686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float" office:value="9789137158686" calcext:value-type="float">
            <text:p>9789137158686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float" office:value="9781398518179" calcext:value-type="float">
            <text:p>9781398518179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float" office:value="9781398518179" calcext:value-type="float">
            <text:p>9781398518179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float" office:value="9781612680194" calcext:value-type="float">
            <text:p>978161268019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float" office:value="9781612680194" calcext:value-type="float">
            <text:p>978161268019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float" office:value="9789137152653" calcext:value-type="float">
            <text:p>978913715265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float" office:value="9789137152653" calcext:value-type="float">
            <text:p>9789137152653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float" office:value="9789113111261" calcext:value-type="float">
            <text:p>978911311126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float" office:value="9789113111261" calcext:value-type="float">
            <text:p>978911311126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/>
          <table:table-cell table:style-name="ce7"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year number:style="long"/>
      <number:month number:style="long"/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0T13:23:43.189000000</meta:creation-date>
    <dc:date>2022-11-21T17:40:34.320000000</dc:date>
    <meta:editing-duration>PT27M17S</meta:editing-duration>
    <meta:editing-cycles>11</meta:editing-cycles>
    <meta:generator>LibreOffice/7.4.0.3$Windows_X86_64 LibreOffice_project/f85e47c08ddd19c015c0114a68350214f7066f5a</meta:generator>
    <meta:document-statistic meta:table-count="1" meta:cell-count="40" meta:object-count="0"/>
  </office:meta>
</office:document-meta>
</file>